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Lucida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background-color="#ffffff">
        <style:background-image/>
      </style:table-properties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2.5292in"/>
    </style:style>
    <style:style style:name="Table1.C" style:family="table-column">
      <style:table-column-properties style:column-width="3.9292in"/>
    </style:style>
    <style:style style:name="Table1.A1" style:family="table-cell">
      <style:table-cell-properties style:vertical-align="" fo:background-color="#c0c0c0" fo:padding="0.0313in" fo:border-left="1.05pt solid #999999" fo:border-right="none" fo:border-top="1.05pt solid #999999" fo:border-bottom="1.05pt solid #999999">
        <style:background-image/>
      </style:table-cell-properties>
    </style:style>
    <style:style style:name="Table1.C1" style:family="table-cell">
      <style:table-cell-properties style:vertical-align="" fo:background-color="#c0c0c0" fo:padding="0.0313in" fo:border="1.05pt solid #999999">
        <style:background-image/>
      </style:table-cell-properties>
    </style:style>
    <style:style style:name="Table1.2" style:family="table-row">
      <style:table-row-properties style:min-row-height="1.8146in"/>
    </style:style>
    <style:style style:name="Table1.A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3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4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5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6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7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8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9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0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1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2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3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4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5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6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7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8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9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0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1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2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3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4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5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6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7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P1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4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</style:style>
    <style:style style:name="P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left="0in" fo:margin-right="0in" fo:margin-top="0in" fo:margin-bottom="0in" fo:text-indent="0in" style:auto-text-indent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top="0in" fo:margin-bottom="0in" fo:text-align="start" style:justify-single-word="false" fo:background-color="transparent" fo:padding="0in" fo:border="none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in" fo:text-align="start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top="0in" fo:margin-bottom="0in" fo:text-align="start" style:justify-single-word="false"/>
      <style:text-properties fo:font-size="11pt" style:font-size-asian="11pt" style:font-size-complex="11pt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ext_20_body" style:list-style-name="L1">
      <style:paragraph-properties fo:margin-top="0in" fo:margin-bottom="0in" fo:text-align="start" style:justify-single-word="false" fo:padding="0in" fo:border="none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1">
      <style:paragraph-properties fo:text-align="center" style:justify-single-word="false"/>
      <style:text-properties fo:font-variant="normal" fo:text-transform="none" fo:color="#000000" style:font-name="Lucida Grande" fo:font-size="15pt" fo:letter-spacing="normal" fo:font-style="normal" fo:font-weight="bold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23" style:family="paragraph" style:parent-style-name="Table_20_Contents" style:list-style-name="L3">
      <style:paragraph-properties fo:margin-top="0in" fo:margin-bottom="0in" fo:text-align="start" style:justify-single-word="false" fo:background-color="transparent" fo:padding="0in" fo:border="none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 style:list-style-name="L4">
      <style:paragraph-properties fo:margin-top="0in" fo:margin-bottom="0in" fo:text-align="start" style:justify-single-word="false" fo:background-color="transparent" fo:padding="0in" fo:border="none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 style:list-style-name="L4">
      <style:paragraph-properties fo:margin-top="0in" fo:margin-bottom="0in" fo:text-align="start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in" fo:margin-bottom="0in" fo:text-align="start" style:justify-single-word="false"/>
      <style:text-properties fo:font-size="11pt" style:font-size-asian="11pt" style:font-size-complex="11pt"/>
    </style:style>
    <style:style style:name="P27" style:family="paragraph" style:parent-style-name="Table_20_Contents" style:list-style-name="L5">
      <style:paragraph-properties fo:margin-top="0in" fo:margin-bottom="0in" fo:text-align="start" style:justify-single-wor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2" style:family="text">
      <style:text-properties fo:color="#800080" style:text-line-through-style="none" fo:font-size="11pt" style:text-underline-style="none" style:text-blinking="false" fo:background-color="transparent" style:font-size-asian="11pt" style:font-size-complex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 text:name="metorg_---_overordnet_funksjonell_kravspesifikasjon"/>METORG - Overordnet Funksjonell Kravspesifikasjon <text:span text:style-name="T3">(skisse)</text:span></text:h>
      <text:p text:style-name="P12">Sist oppdatert: 12. juni 2014</text:p>
      <text:h text:style-name="Heading_20_2" text:outline-level="2">Innledning</text:h>
      <text:p text:style-name="P11">METORG er et verktøy som gir en samlet oversikt over gjøremål for varslingsmeteorologer. Oversikten dekker alle regioner, vakter og tidsrom. Hovedformålet med METORG er å bidra til implementasjonen et virtuelt varslingssenter. Et slikt varslingssenter innebærer en arbeidsform hvor gjøremålene er mer dynamiske, f.eks. ved at de lettere kan overføres fra en meteorolog/vakt til en annen. Videre vil den geografiske lokaliseringen av den enkelte meteorolog i mange tilfeller spille en mindre rolle enn i dag. En slik arbeidsform vil kunne utnytte kompetansen og tiden til den enkelte meteorolog bedre enn det som ofte er tilfellet i dag.</text:p>
      <text:p text:style-name="P1"><text:span text:style-name="T1">Dette dokumentet skisserer en </text:span><text:span text:style-name="Emphasis"><text:span text:style-name="T1">overordnet funksjonell kravspesifikasjon </text:span></text:span><text:span text:style-name="T1">for METORG (dvs. en liste av ting som skal være mulig å gjøre vha. verktøyet).</text:span></text:p>
      <text:p text:style-name="P2"/>
      <text:p text:style-name="P1"><text:span text:style-name="T1">Navnet METORG står for </text:span><text:span text:style-name="Strong_20_Emphasis"><text:span text:style-name="T1">MET</text:span></text:span><text:span text:style-name="T1">eorologisk gjøremåls-</text:span><text:span text:style-name="Strong_20_Emphasis"><text:span text:style-name="T1">ORG</text:span></text:span><text:span text:style-name="T1">anisator (engelsk: </text:span><text:span text:style-name="Strong_20_Emphasis"><text:span text:style-name="T1">ME</text:span></text:span><text:span text:style-name="T1">teorological </text:span><text:span text:style-name="Strong_20_Emphasis"><text:span text:style-name="T1">T</text:span></text:span><text:span text:style-name="T1">ask </text:span><text:span text:style-name="Strong_20_Emphasis"><text:span text:style-name="T1">ORG</text:span></text:span><text:span text:style-name="T1">anizer).</text:span></text:p>
      <text:p text:style-name="P2">Alternative navn er foreslått:</text:p>
      <text:list xml:id="list8170865741" text:style-name="L1">
        <text:list-item>
          <text:p text:style-name="P19"><text:span text:style-name="Emphasis"><text:span text:style-name="T1">GJØSS</text:span></text:span><text:span text:style-name="T1"> (</text:span><text:span text:style-name="Strong_20_Emphasis"><text:span text:style-name="T1">GJØ</text:span></text:span><text:span text:style-name="T1">remål</text:span><text:span text:style-name="Strong_20_Emphasis"><text:span text:style-name="T1">SS</text:span></text:span><text:span text:style-name="T1">ystem/</text:span><text:span text:style-name="Strong_20_Emphasis"><text:span text:style-name="T1">S</text:span></text:span><text:span text:style-name="T1">ky)</text:span></text:p>
        </text:list-item>
        <text:list-item>
          <text:p text:style-name="P19"><text:span text:style-name="Emphasis"><text:span text:style-name="T1">FGJØS (</text:span></text:span><text:span text:style-name="Strong_20_Emphasis"><text:span text:style-name="T1">F</text:span></text:span><text:span text:style-name="T1">lyttbare </text:span><text:span text:style-name="Strong_20_Emphasis"><text:span text:style-name="T1">GJØ</text:span></text:span><text:span text:style-name="T1">remål</text:span><text:span text:style-name="Strong_20_Emphasis"><text:span text:style-name="T1">S</text:span></text:span><text:span text:style-name="T1">ystem/</text:span><text:span text:style-name="Strong_20_Emphasis"><text:span text:style-name="T1">S</text:span></text:span><text:span text:style-name="T1">ky)</text:span></text:p>
        </text:list-item>
      </text:list>
      <text:h text:style-name="P20" text:outline-level="2">Krav</text:h>
      <text:p text:style-name="P13">Den følgende tabellen lister opp kravene med nummer, kort beskrivelse og utfyllende/detaljert beskrivels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Krav</text:p>
          </table:table-cell>
          <table:table-cell table:style-name="Table1.A1" office:value-type="string">
            <text:p text:style-name="P6">Beskrivelse</text:p>
          </table:table-cell>
          <table:table-cell table:style-name="Table1.C1" office:value-type="string">
            <text:p text:style-name="P9">Detaljer</text:p>
          </table:table-cell>
        </table:table-row>
        <table:table-row table:style-name="Table1.2">
          <table:table-cell table:style-name="Table1.A2" office:value-type="string">
            <text:p text:style-name="P5"><text:span text:style-name="Strong_20_Emphasis"><text:span text:style-name="T4">1</text:span></text:span></text:p>
          </table:table-cell>
          <table:table-cell table:style-name="Table1.B2" office:value-type="string">
            <text:p text:style-name="P3"><text:span text:style-name="T4">Håndtere tre hovedkategorier av gjøremål:</text:span><text:span text:style-name="Emphasis"><text:span text:style-name="T4">rutinemessig</text:span></text:span><text:span text:style-name="T4">, </text:span><text:span text:style-name="Emphasis"><text:span text:style-name="T4">sovende </text:span></text:span><text:span text:style-name="T4">og </text:span><text:span text:style-name="Emphasis"><text:span text:style-name="T4">ad hoc</text:span></text:span></text:p>
            <text:p text:style-name="P18"/>
          </table:table-cell>
          <table:table-cell table:style-name="Table1.C2" office:value-type="string">
            <text:list xml:id="list1883472590" text:style-name="L2">
              <text:list-item>
                <text:p text:style-name="P22"><text:span text:style-name="T3">rutinemessig</text:span>: Utføres på faste tidspunkter, uavhengig av værsituasjonen. Hva gjøremålet består i er forhåndsdefinert.</text:p>
              </text:list-item>
              <text:list-item>
                <text:p text:style-name="P22"><text:span text:style-name="T3">sovende</text:span>: Utføres kun når værsituasjonen tilsier det. Hva gjøremålet består i er forhåndsdefinert.</text:p>
              </text:list-item>
              <text:list-item>
                <text:p text:style-name="P22"><text:span text:style-name="T3">ad hoc</text:span>: Utføres ved behov. Hva gjøremålet består i er normalt ikke forhåndsdefinert (analogi: "gul lapp").</text:p>
              </text:list-item>
            </text:list>
            <text:p text:style-name="P10"/>
            <text:p text:style-name="P10"/>
          </table:table-cell>
        </table:table-row>
        <table:table-row>
          <table:table-cell table:style-name="Table1.A3" office:value-type="string">
            <text:p text:style-name="P5"><text:span text:style-name="Strong_20_Emphasis"><text:span text:style-name="T4">2</text:span></text:span></text:p>
          </table:table-cell>
          <table:table-cell table:style-name="Table1.B3" office:value-type="string">
            <text:p text:style-name="P7">Definere rutinemessige og sovende gjøremål.</text:p>
          </table:table-cell>
          <table:table-cell table:style-name="Table1.C3" office:value-type="string">
            <text:p text:style-name="P16">Her legges det inn ulike <text:span text:style-name="T3">attributter</text:span> knyttet til gjøremålet, så som:</text:p>
            <text:list xml:id="list734585812" text:style-name="L3">
              <text:list-item>
                <text:p text:style-name="P23">Navn.</text:p>
              </text:list-item>
              <text:list-item>
                <text:p text:style-name="P23">Detaljert beskrivelse (evt. link til side(r) under http://metklim.met.no/ etc.).</text:p>
              </text:list-item>
              <text:list-item>
                <text:p text:style-name="P23">Kategori(er).</text:p>
              </text:list-item>
              <text:list-item>
                <text:p text:style-name="P23">Tidsbegrensninger (f.eks. når gjøremålet senest må påbegynnes og når det senest må avsluttes etc.).</text:p>
              </text:list-item>
              <text:list-item>
                <text:p text:style-name="P23">Hvilke andre gjøremål som dette gjøremålet avhenger av (og som derfor må avsluttes først).</text:p>
              </text:list-item>
              <text:list-item>
                <text:p text:style-name="P23">Hvem som i utgangspunktet har ansvaret for gjøremålet (person, vakt, region etc.).</text:p>
              </text:list-item>
              <text:list-item>
                <text:p text:style-name="P23">Automatisk repetering av gjøremålet (f.eks. daglig).</text:p>
              </text:list-item>
              <text:list-item>
                <text:p text:style-name="P23">Dato/ukedagavhengighet.</text:p>
              </text:list-item>
            </text:list>
            <text:p text:style-name="P14"/>
            <text:p text:style-name="P15"><text:soft-page-break/>Merk:</text:p>
            <text:list xml:id="list735399075" text:style-name="L4">
              <text:list-item>
                <text:p text:style-name="P24">Det må være mulig å lage lister som kun gjelder for enkeltdager ved jul/påske.</text:p>
              </text:list-item>
              <text:list-item>
                <text:p text:style-name="P24">Noen gjøremål er knyttet til UTC-tid, andre til norsk tid.</text:p>
              </text:list-item>
              <text:list-item>
                <text:p text:style-name="P24">Overgang mellom sommer- og vintertid må gå bra de nattevakter det gjelder.</text:p>
              </text:list-item>
              <text:list-item>
                <text:p text:style-name="P25">Meteorologer på vakt må enkelt kunne legge inn og justere gjøremål, fast eller kun for de kommende vaktene/dagene.</text:p>
              </text:list-item>
              <text:list-item>
                <text:p text:style-name="P25">Endringer må kunne logges.</text:p>
              </text:list-item>
            </text:list>
          </table:table-cell>
        </table:table-row>
        <table:table-row>
          <table:table-cell table:style-name="Table1.A4" office:value-type="string">
            <text:p text:style-name="P5"><text:span text:style-name="Strong_20_Emphasis"><text:span text:style-name="T4">3</text:span></text:span></text:p>
          </table:table-cell>
          <table:table-cell table:style-name="Table1.B4" office:value-type="string">
            <text:p text:style-name="P7">Definere standard gjøremålslister for den enkelte vakt.</text:p>
          </table:table-cell>
          <table:table-cell table:style-name="Table1.C4" office:value-type="string">
            <text:p text:style-name="P4"><text:span text:style-name="T4">Består i utgangspunktet kun av </text:span><text:span text:style-name="Emphasis"><text:span text:style-name="T4">rutinemessige </text:span></text:span><text:span text:style-name="T4">gjøremål. I løpet av vakten vil flyttbare gjøremål av alle tre typer kunne fjernes fra eller legges til en slik liste (se Krav </text:span><text:span text:style-name="Strong_20_Emphasis"><text:span text:style-name="T4">24</text:span></text:span><text:span text:style-name="T4">).</text:span></text:p>
          </table:table-cell>
        </table:table-row>
        <table:table-row>
          <table:table-cell table:style-name="Table1.A5" office:value-type="string">
            <text:p text:style-name="P5"><text:span text:style-name="Strong_20_Emphasis"><text:span text:style-name="T4">4</text:span></text:span></text:p>
          </table:table-cell>
          <table:table-cell table:style-name="Table1.B5" office:value-type="string">
            <text:p text:style-name="P3"><text:span text:style-name="T4">Iverksette et </text:span><text:span text:style-name="Emphasis"><text:span text:style-name="T4">sovende </text:span></text:span><text:span text:style-name="T4">gjøremål.</text:span></text:p>
          </table:table-cell>
          <table:table-cell table:style-name="Table1.C5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5"><text:span text:style-name="Strong_20_Emphasis"><text:span text:style-name="T4">5</text:span></text:span></text:p>
          </table:table-cell>
          <table:table-cell table:style-name="Table1.B6" office:value-type="string">
            <text:p text:style-name="P3"><text:span text:style-name="T4">Iverksette et </text:span><text:span text:style-name="Emphasis"><text:span text:style-name="T4">ad hoc </text:span></text:span><text:span text:style-name="T4">gjøremål.</text:span></text:p>
          </table:table-cell>
          <table:table-cell table:style-name="Table1.C6" office:value-type="string">
            <text:p text:style-name="P10"/>
          </table:table-cell>
        </table:table-row>
        <table:table-row>
          <table:table-cell table:style-name="Table1.A7" office:value-type="string">
            <text:p text:style-name="P5"><text:span text:style-name="Strong_20_Emphasis"><text:span text:style-name="T4">6</text:span></text:span></text:p>
          </table:table-cell>
          <table:table-cell table:style-name="Table1.B7" office:value-type="string">
            <text:p text:style-name="P7">Opprette et gjøremål automatisk.</text:p>
          </table:table-cell>
          <table:table-cell table:style-name="Table1.C7" office:value-type="string">
            <text:p text:style-name="P4"><text:span text:style-name="T4">Oppretter man f.eks. først (manuelt) et gjøremål for å skrive en SIGMET, må det automatisk opprettes et eget gjøremål (som avhenger av det første) for å ta stilling til om man skal fornye SIGMET'en etc. </text:span><text:span text:style-name="Strong_20_Emphasis"><text:span text:style-name="T4">NB: </text:span></text:span><text:span text:style-name="T4">Også i dette tilfellet knyttes det attributter til gjøremålet (se Krav </text:span><text:span text:style-name="Strong_20_Emphasis"><text:span text:style-name="T4">1</text:span></text:span><text:span text:style-name="T4">), men de kan legges inn automatisk.</text:span></text:p>
          </table:table-cell>
        </table:table-row>
        <table:table-row>
          <table:table-cell table:style-name="Table1.A8" office:value-type="string">
            <text:p text:style-name="P5"><text:span text:style-name="Strong_20_Emphasis"><text:span text:style-name="T4">7</text:span></text:span></text:p>
          </table:table-cell>
          <table:table-cell table:style-name="Table1.B8" office:value-type="string">
            <text:p text:style-name="P7">Vise attributtene for et gitt gjøremål.</text:p>
          </table:table-cell>
          <table:table-cell table:style-name="Table1.C8" office:value-type="string">
            <text:p text:style-name="P4"><text:span text:style-name="T4">Se Krav </text:span><text:span text:style-name="Strong_20_Emphasis"><text:span text:style-name="T4">2</text:span></text:span><text:span text:style-name="T4">.</text:span></text:p>
          </table:table-cell>
        </table:table-row>
        <table:table-row>
          <table:table-cell table:style-name="Table1.A9" office:value-type="string">
            <text:p text:style-name="P5"><text:span text:style-name="Strong_20_Emphasis"><text:span text:style-name="T4">8</text:span></text:span></text:p>
          </table:table-cell>
          <table:table-cell table:style-name="Table1.B9" office:value-type="string">
            <text:p text:style-name="P7">Vise hvilke personer som er på vakt, hvor de befinner seg fysisk, og hvilken rolle de har (teamleder, vakt type XYZ etc.).</text:p>
          </table:table-cell>
          <table:table-cell table:style-name="Table1.C9" office:value-type="string">
            <text:p text:style-name="P8">Bør kunne vises grafisk på et kart.</text:p>
          </table:table-cell>
        </table:table-row>
        <table:table-row>
          <table:table-cell table:style-name="Table1.A10" office:value-type="string">
            <text:p text:style-name="P5"><text:span text:style-name="Strong_20_Emphasis"><text:span text:style-name="T4">9</text:span></text:span></text:p>
          </table:table-cell>
          <table:table-cell table:style-name="Table1.B10" office:value-type="string">
            <text:p text:style-name="P7">Vise gjøremål for en gitt person.</text:p>
          </table:table-cell>
          <table:table-cell table:style-name="Table1.C10" office:value-type="string">
            <text:p text:style-name="P8">Avsluttede, påbegynte eller fremtidige. Gjøremålene må kunne vises i kronologisk rekkefølge.</text:p>
          </table:table-cell>
        </table:table-row>
        <table:table-row>
          <table:table-cell table:style-name="Table1.A11" office:value-type="string">
            <text:p text:style-name="P5"><text:span text:style-name="Strong_20_Emphasis"><text:span text:style-name="T4">10</text:span></text:span></text:p>
          </table:table-cell>
          <table:table-cell table:style-name="Table1.B11" office:value-type="string">
            <text:p text:style-name="P7">Håndtere avslutning av et gjøremål.</text:p>
          </table:table-cell>
          <table:table-cell table:style-name="Table1.C11" office:value-type="string">
            <text:p text:style-name="P8">Avhenger av gjøremålet.</text:p>
          </table:table-cell>
        </table:table-row>
        <table:table-row>
          <table:table-cell table:style-name="Table1.A12" office:value-type="string">
            <text:p text:style-name="P5"><text:span text:style-name="Strong_20_Emphasis"><text:span text:style-name="T4">11</text:span></text:span></text:p>
          </table:table-cell>
          <table:table-cell table:style-name="Table1.B12" office:value-type="string">
            <text:p text:style-name="P7">Vise gjøremål for et gitt tidsrom.</text:p>
          </table:table-cell>
          <table:table-cell table:style-name="Table1.C12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5"><text:span text:style-name="Strong_20_Emphasis"><text:span text:style-name="T4">12</text:span></text:span></text:p>
          </table:table-cell>
          <table:table-cell table:style-name="Table1.B13" office:value-type="string">
            <text:p text:style-name="P7">Vise gjøremål for en gitt region (VA, VV, VNN), VTK, eller forhåndsdefinert geografisk område.</text:p>
          </table:table-cell>
          <table:table-cell table:style-name="Table1.C13" office:value-type="string">
            <text:p text:style-name="P8">Bør kunne vises grafisk på et kart.</text:p>
          </table:table-cell>
        </table:table-row>
        <table:table-row>
          <table:table-cell table:style-name="Table1.A14" office:value-type="string">
            <text:p text:style-name="P5"><text:span text:style-name="Strong_20_Emphasis"><text:span text:style-name="T4">13</text:span></text:span></text:p>
          </table:table-cell>
          <table:table-cell table:style-name="Table1.B14" office:value-type="string">
            <text:p text:style-name="P7">Vise gjøremål som berører et egendefinert geografisk område.</text:p>
          </table:table-cell>
          <table:table-cell table:style-name="Table1.C14" office:value-type="string">
            <text:p text:style-name="P8">Bør kunne vises grafisk på et kart.</text:p>
          </table:table-cell>
        </table:table-row>
        <table:table-row>
          <table:table-cell table:style-name="Table1.A15" office:value-type="string">
            <text:p text:style-name="P5"><text:span text:style-name="Strong_20_Emphasis"><text:span text:style-name="T4">14</text:span></text:span></text:p>
          </table:table-cell>
          <table:table-cell table:style-name="Table1.B15" office:value-type="string">
            <text:p text:style-name="P7">Vise gjøremål av en viss type.</text:p>
          </table:table-cell>
          <table:table-cell table:style-name="Table1.C15" office:value-type="string">
            <text:p text:style-name="P4"><text:span text:style-name="T4">F.eks. alle farevarsler (OBS-varsler, SIGMET, AIRMET, Ekstremvær …) som er gyldige akkurat nå (yr.no viser f.eks. aktuelle kulingvarsler her: </text:span><text:a xlink:type="simple" xlink:href="http://www.yr.no/hav_og_kyst/tekstvarsel/kuling/">http://www.yr.no/hav_og_kyst/tekstvarsel/kuling/</text:a><text:span text:style-name="T2"> </text:span><text:span text:style-name="T4">).</text:span></text:p>
          </table:table-cell>
        </table:table-row>
        <table:table-row>
          <table:table-cell table:style-name="Table1.A16" office:value-type="string">
            <text:p text:style-name="P5"><text:span text:style-name="Strong_20_Emphasis"><text:span text:style-name="T4">15</text:span></text:span></text:p>
          </table:table-cell>
          <table:table-cell table:style-name="Table1.B16" office:value-type="string">
            <text:p text:style-name="P7">Håndtere brukere/innlogging.</text:p>
          </table:table-cell>
          <table:table-cell table:style-name="Table1.C16" office:value-type="string">
            <text:p text:style-name="P8">Man må kunne logge inn med bruker.</text:p>
          </table:table-cell>
        </table:table-row>
        <table:table-row>
          <table:table-cell table:style-name="Table1.A17" office:value-type="string">
            <text:p text:style-name="P5"><text:span text:style-name="Strong_20_Emphasis"><text:span text:style-name="T4">16</text:span></text:span></text:p>
          </table:table-cell>
          <table:table-cell table:style-name="Table1.B17" office:value-type="string">
            <text:p text:style-name="P7">Håndtere ulike aksessnivåer.</text:p>
          </table:table-cell>
          <table:table-cell table:style-name="Table1.C17" office:value-type="string">
            <text:p text:style-name="P8">Aksess til enkelte funksjoner bør kunne begrenses til enkelte brukere (f.eks. teamledere og administratorer).</text:p>
          </table:table-cell>
        </table:table-row>
        <table:table-row>
          <table:table-cell table:style-name="Table1.A18" office:value-type="string">
            <text:p text:style-name="P5"><text:span text:style-name="Strong_20_Emphasis"><text:span text:style-name="T4">17</text:span></text:span></text:p>
          </table:table-cell>
          <table:table-cell table:style-name="Table1.B18" office:value-type="string">
            <text:p text:style-name="P7">Legge til kommentarer for et gjøremål.</text:p>
          </table:table-cell>
          <table:table-cell table:style-name="Table1.C18" office:value-type="string">
            <text:p text:style-name="P8">Her kan man f.eks. legge inn erfaringer og tips som kan lette arbeidet til en som baserer seg på resultatet av det aktuelle gjøremålet, NB: Man må kunne velge om kommentaren <text:soft-page-break/>gjelder for bestemt instans av gjøremålet (dvs for et bestemt tidspunkt, f.eks. «varsel X sendt ut på dag Y»), eller for gjøremålet i sin alminnelighet (uavhengig av tidspunkt, f.eks. «varsel X uansett dag»).</text:p>
          </table:table-cell>
        </table:table-row>
        <table:table-row>
          <table:table-cell table:style-name="Table1.A19" office:value-type="string">
            <text:p text:style-name="P5"><text:span text:style-name="Strong_20_Emphasis"><text:span text:style-name="T4">18</text:span></text:span></text:p>
          </table:table-cell>
          <table:table-cell table:style-name="Table1.B19" office:value-type="string">
            <text:p text:style-name="P7">Filtrere kommentarer.</text:p>
          </table:table-cell>
          <table:table-cell table:style-name="Table1.C19" office:value-type="string">
            <text:p text:style-name="P8">Vise kommentarer kun fra en gitt meteorolog/vakt og/eller innenfor et gitt tidsrom osv.</text:p>
          </table:table-cell>
        </table:table-row>
        <table:table-row>
          <table:table-cell table:style-name="Table1.A20" office:value-type="string">
            <text:p text:style-name="P5"><text:span text:style-name="Strong_20_Emphasis"><text:span text:style-name="T4">19</text:span></text:span></text:p>
          </table:table-cell>
          <table:table-cell table:style-name="Table1.B20" office:value-type="string">
            <text:p text:style-name="P7">Registrere problemer og avvik (faglige eller tekniske) knyttet til gjøremålet.</text:p>
          </table:table-cell>
          <table:table-cell table:style-name="Table1.C20" office:value-type="string">
            <text:p text:style-name="P8">Dette kan være nyttig for fremtidig fordeling av gjøremål.</text:p>
          </table:table-cell>
        </table:table-row>
        <table:table-row>
          <table:table-cell table:style-name="Table1.A21" office:value-type="string">
            <text:p text:style-name="P5"><text:span text:style-name="Strong_20_Emphasis"><text:span text:style-name="T4">20</text:span></text:span></text:p>
          </table:table-cell>
          <table:table-cell table:style-name="Table1.B21" office:value-type="string">
            <text:p text:style-name="P7">Håndtere avhengigheter mellom gjøremål.</text:p>
          </table:table-cell>
          <table:table-cell table:style-name="Table1.C21" office:value-type="string">
            <text:p text:style-name="P8">Et gitt gjøremål kan tenkes å avhenge av resultatet av ett eller flere andre gjøremål. Både statiske (forhåndsdefinerte) og dynamiske (uforutsette) avhengigheter kan tenkes. Det må være enkelt både å definere og vise avhengigheter.</text:p>
          </table:table-cell>
        </table:table-row>
        <table:table-row>
          <table:table-cell table:style-name="Table1.A22" office:value-type="string">
            <text:p text:style-name="P5"><text:span text:style-name="Strong_20_Emphasis"><text:span text:style-name="T4">21</text:span></text:span></text:p>
          </table:table-cell>
          <table:table-cell table:style-name="Table1.B22" office:value-type="string">
            <text:p text:style-name="P7">Registrere hvor relevant/egnet meteorolog X er for å utføre gjøremål Y.</text:p>
          </table:table-cell>
          <table:table-cell table:style-name="Table1.C22" office:value-type="string">
            <text:p text:style-name="P8">Avhenger av interesse, erfaring, lokal kunnskap etc.</text:p>
          </table:table-cell>
        </table:table-row>
        <table:table-row>
          <table:table-cell table:style-name="Table1.A23" office:value-type="string">
            <text:p text:style-name="P5"><text:span text:style-name="Strong_20_Emphasis"><text:span text:style-name="T4">22</text:span></text:span></text:p>
          </table:table-cell>
          <table:table-cell table:style-name="Table1.B23" office:value-type="string">
            <text:p text:style-name="P7">Registrere prosjekter for meteorologer.</text:p>
          </table:table-cell>
          <table:table-cell table:style-name="Table1.C23" office:value-type="string">
            <text:p text:style-name="P8">Ha oversikt over prosjekter som turnusmeteorologer er involvert i, slik at teamleder har noe å støtte seg til dersom det blir behov for prioritering av hvem som skal taes ut til prosjektarbeid.</text:p>
          </table:table-cell>
        </table:table-row>
        <table:table-row>
          <table:table-cell table:style-name="Table1.A24" office:value-type="string">
            <text:p text:style-name="P5"><text:span text:style-name="Strong_20_Emphasis"><text:span text:style-name="T4">23</text:span></text:span></text:p>
          </table:table-cell>
          <table:table-cell table:style-name="Table1.B24" office:value-type="string">
            <text:p text:style-name="P7">Vise hvilke meteorologer som i øyeblikket (best) vil kunne utføre et gitt gjøremål.</text:p>
          </table:table-cell>
          <table:table-cell table:style-name="Table1.C24" office:value-type="string">
            <text:p text:style-name="P4"><text:span text:style-name="T4">Basert på erfaring/kompetanse (se Krav </text:span><text:span text:style-name="Strong_20_Emphasis"><text:span text:style-name="T4">21 </text:span></text:span><text:span text:style-name="T4">og </text:span><text:span text:style-name="Strong_20_Emphasis"><text:span text:style-name="T4">22</text:span></text:span><text:span text:style-name="T4">) og/eller arbeidsbelastning i øyeblikket.</text:span></text:p>
          </table:table-cell>
        </table:table-row>
        <table:table-row>
          <table:table-cell table:style-name="Table1.A25" office:value-type="string">
            <text:p text:style-name="P5"><text:span text:style-name="Strong_20_Emphasis"><text:span text:style-name="T4">24</text:span></text:span></text:p>
          </table:table-cell>
          <table:table-cell table:style-name="Table1.B25" office:value-type="string">
            <text:p text:style-name="P7">Flytte et gjøremål, enten fra en meteorolog/vakt til en annen eller fra et tidspunkt til et annet.</text:p>
          </table:table-cell>
          <table:table-cell table:style-name="Table1.C25" office:value-type="string">
            <text:p text:style-name="P4"><text:span text:style-name="T4">Viktig for best mulig arbeidsfordeling mellom vakter/regioner. NB: Grad av flyttbarhet vil generelt variere! (se Krav </text:span><text:span text:style-name="Strong_20_Emphasis"><text:span text:style-name="T4">25</text:span></text:span><text:span text:style-name="T4">). Det bør kunne legges inn en begrunnelse for flyttingen slik at man f.eks. kan forbedre fremtidig planlegging.</text:span></text:p>
          </table:table-cell>
        </table:table-row>
        <table:table-row>
          <table:table-cell table:style-name="Table1.A26" office:value-type="string">
            <text:p text:style-name="P5"><text:span text:style-name="Strong_20_Emphasis"><text:span text:style-name="T4">25</text:span></text:span></text:p>
          </table:table-cell>
          <table:table-cell table:style-name="Table1.B26" office:value-type="string">
            <text:p text:style-name="P7">Gradere flyttbarhet av gjøremål.</text:p>
          </table:table-cell>
          <table:table-cell table:style-name="Table1.C26" office:value-type="string">
            <text:p text:style-name="P8">Gradere flyttbarhet av gjøremål (1-4):</text:p>
            <text:list xml:id="list853137479" text:style-name="L5">
              <text:list-item>
                <text:p text:style-name="P27">Flyttbar.</text:p>
              </text:list-item>
              <text:list-item>
                <text:p text:style-name="P27">Flyttbar dersom opplæring.</text:p>
              </text:list-item>
              <text:list-item>
                <text:p text:style-name="P27">Ikke flyttbar da det kreves spiss-kompetanse.</text:p>
              </text:list-item>
              <text:list-item>
                <text:p text:style-name="P27">Ikke flyttbar i det hele tatt (f.eks. SYNOP).</text:p>
              </text:list-item>
            </text:list>
            <text:p text:style-name="P17"><text:span text:style-name="T5">Merk:</text:span> De fleste ikke-flyttbare oppgaver kan uten problem overføres til lokale kontorvakter.</text:p>
          </table:table-cell>
        </table:table-row>
        <table:table-row>
          <table:table-cell table:style-name="Table1.A27" office:value-type="string">
            <text:p text:style-name="P5"><text:span text:style-name="Strong_20_Emphasis"><text:span text:style-name="T4">26</text:span></text:span></text:p>
          </table:table-cell>
          <table:table-cell table:style-name="Table1.B27" office:value-type="string">
            <text:p text:style-name="P7">Vise historikk for et gjøremål.</text:p>
          </table:table-cell>
          <table:table-cell table:style-name="Table1.C27" office:value-type="string">
            <text:p text:style-name="P17">Kronologisk oversikt over kommentarer, flyttinger etc. Kan også vise hvem som utførte handlingen og hvorfor etc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Verdana, Lucida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4-06-12T07:51:30</meta:creation-date>
    <dc:date>2014-06-12T11:25:59</dc:date>
    <dc:creator>Jo Asplin</dc:creator>
    <meta:editing-duration>PT2H16M36S</meta:editing-duration>
    <meta:editing-cycles>31</meta:editing-cycles>
    <meta:generator>LibreOffice/3.5$Linux_X86_64 LibreOffice_project/350m1$Build-2</meta:generator>
    <meta:document-statistic meta:table-count="1" meta:image-count="0" meta:object-count="0" meta:page-count="3" meta:paragraph-count="110" meta:word-count="993" meta:character-count="6515" meta:non-whitespace-character-count="5654"/>
  </office:meta>
</office:document-meta>
</file>